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4pt" fo:font-weight="bold" style:font-size-asian="24pt" style:font-weight-asian="bold" style:font-name-complex="Times New Roman1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6pt" style:text-underline-style="solid" style:text-underline-width="auto" style:text-underline-color="font-color" style:font-size-asian="26pt" style:font-name-complex="Times New Roman1" style:font-size-complex="26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e3f96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f36dd"/>
    </style:style>
    <style:style style:name="P11" style:family="paragraph" style:parent-style-name="Standard">
      <style:paragraph-properties fo:margin-top="0cm" fo:margin-bottom="0cm" loext:contextual-spacing="false"/>
    </style:style>
    <style:style style:name="P12" style:family="paragraph" style:parent-style-name="Standard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style:font-size-asian="14pt" style:font-name-complex="Times New Roman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1f36dd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Courier New" fo:font-size="10pt" fo:language="en" fo:country="US" style:font-size-asian="10pt" style:font-name-complex="Courier New1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Courier New" fo:font-size="10pt" style:font-size-asian="10pt" style:font-name-complex="Courier New1" style:font-size-complex="10pt"/>
    </style:style>
    <style:style style:name="P19" style:family="paragraph" style:parent-style-name="Standard">
      <style:paragraph-properties fo:margin-top="0cm" fo:margin-bottom="0cm" loext:contextual-spacing="false" fo:line-height="150%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1e3f96" officeooo:paragraph-rsid="001e3f96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DejaVu Sans Light" fo:font-size="8pt" officeooo:rsid="001e3f96" officeooo:paragraph-rsid="001e3f96" style:font-size-asian="8pt" style:font-size-complex="8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DejaVu Sans Light" fo:font-size="8pt" officeooo:rsid="001f36dd" officeooo:paragraph-rsid="001f36dd" style:font-size-asian="8pt" style:font-size-complex="8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DejaVu Sans Light" fo:font-size="8pt" officeooo:paragraph-rsid="001e3f96" style:font-size-asian="8pt" style:font-size-complex="8pt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DejaVu Sans Light" fo:font-size="8pt" officeooo:paragraph-rsid="001f36dd" style:font-size-asian="8pt" style:font-size-complex="8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DejaVu Sans Light" fo:font-size="8pt" fo:language="en" fo:country="US" officeooo:rsid="001e3f96" officeooo:paragraph-rsid="001e3f96" style:font-size-asian="8pt" style:font-name-complex="Times New Roman1" style:font-size-complex="8pt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DejaVu Sans Light" fo:font-size="8pt" fo:language="en" fo:country="US" officeooo:paragraph-rsid="001e3f96" style:font-size-asian="8pt" style:font-name-complex="Times New Roman1" style:font-size-complex="8pt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P29" style:family="paragraph" style:parent-style-name="List_20_Paragraph" style:list-style-name="WWNum2">
      <style:paragraph-properties fo:text-align="justify" style:justify-single-word="false"/>
    </style:style>
    <style:style style:name="P30" style:family="paragraph" style:parent-style-name="List_20_Paragraph" style:list-style-name="WWNum4">
      <style:paragraph-properties fo:text-align="justify" style:justify-single-word="false"/>
    </style:style>
    <style:style style:name="P31" style:family="paragraph" style:parent-style-name="List_20_Paragraph" style:list-style-name="WWNum6">
      <style:paragraph-properties fo:text-align="justify" style:justify-single-word="false"/>
    </style:style>
    <style:style style:name="T1" style:family="text">
      <style:text-properties style:font-name="Times New Roman" fo:font-size="20pt" style:font-size-asian="20pt" style:font-name-complex="Times New Roman1" style:font-size-complex="20pt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fo:font-size="24pt" fo:font-weight="bold" style:font-size-asian="24pt" style:font-weight-asian="bold" style:font-name-complex="Times New Roman1" style:font-size-complex="24pt"/>
    </style:style>
    <style:style style:name="T4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e3f96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f36dd" style:font-size-asian="12pt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officeooo:rsid="001e3f96" style:font-size-asian="12pt" style:font-name-complex="Times New Roman1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1f36dd" style:font-size-asian="12pt" style:font-name-complex="Times New Roman1" style:font-size-complex="12pt"/>
    </style:style>
    <style:style style:name="T1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4" style:family="text">
      <style:text-properties style:font-name="Times New Roman" fo:font-size="14pt" fo:language="en" fo:country="US" fo:font-weight="bold" officeooo:rsid="001e3f96" style:font-size-asian="14pt" style:font-weight-asian="bold" style:font-name-complex="Times New Roman1" style:font-size-complex="14pt"/>
    </style:style>
    <style:style style:name="T1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1e3f96" style:font-size-asian="14pt" style:font-name-complex="Times New Roman1" style:font-size-complex="14pt"/>
    </style:style>
    <style:style style:name="T18" style:family="text">
      <style:text-properties style:font-name="Courier New" fo:font-size="10pt" fo:language="en" fo:country="US" style:font-size-asian="10pt" style:font-name-complex="Courier New1" style:font-size-complex="10pt"/>
    </style:style>
    <style:style style:name="T19" style:family="text">
      <style:text-properties style:font-name="Courier New" fo:font-size="10pt" style:font-size-asian="10pt" style:font-name-complex="Courier New1" style:font-size-complex="10pt"/>
    </style:style>
    <style:style style:name="T20" style:family="text">
      <style:text-properties fo:font-size="10pt" fo:language="en" fo:country="US" style:font-size-asian="10pt" style:font-name-complex="Courier New1" style:font-size-complex="10pt"/>
    </style:style>
    <style:style style:name="T21" style:family="text">
      <style:text-properties fo:font-size="10pt" style:font-size-asian="10pt" style:font-name-complex="Courier New1" style:font-size-complex="10pt"/>
    </style:style>
    <style:style style:name="T22" style:family="text">
      <style:text-properties fo:language="en" fo:country="US" style:font-name-complex="Courier New1"/>
    </style:style>
    <style:style style:name="T23" style:family="text">
      <style:text-properties fo:language="en" fo:country="US" officeooo:rsid="001e3f96" style:font-name-complex="Courier New1"/>
    </style:style>
    <style:style style:name="T24" style:family="text">
      <style:text-properties fo:language="en" fo:country="US" officeooo:rsid="001f36dd" style:font-name-complex="Courier New1"/>
    </style:style>
    <style:style style:name="T25" style:family="text">
      <style:text-properties style:font-name-complex="Courier New1"/>
    </style:style>
    <style:style style:name="T26" style:family="text">
      <style:text-properties officeooo:rsid="001e3f96" style:font-name-complex="Courier New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Московский Авиационный Институт</text:span></text:p>
      <text:p text:style-name="P1"><text:span text:style-name="T2">(Национальный исследовательский университет)</text:span></text:p>
      <text:p text:style-name="P2"/>
      <text:p text:style-name="P2"/>
      <text:p text:style-name="P3"/>
      <text:p text:style-name="P3"/>
      <text:p text:style-name="P1"><text:span text:style-name="T3">Курсовой проект</text:span></text:p>
      <text:p text:style-name="P1"><text:span text:style-name="T4">По курсу:</text:span></text:p>
      <text:p text:style-name="P1"><text:span text:style-name="T4">«Логическое программирование»</text:span></text:p>
      <text:p text:style-name="P4"/>
      <text:p text:style-name="P4"/>
      <text:p text:style-name="P4"/>
      <text:p text:style-name="P4"/>
      <text:p text:style-name="P4"/>
      <text:p text:style-name="P6"><text:span text:style-name="T5">Студент: <text:s/></text:span><text:span text:style-name="T9">Забарин Н.И.</text:span></text:p>
      <text:p text:style-name="P6"><text:span text:style-name="T5">Группа: <text:s/></text:span><text:span text:style-name="T8">8О – </text:span><text:span text:style-name="T10">3</text:span><text:span text:style-name="T8">0</text:span><text:span text:style-name="T10">8</text:span><text:span text:style-name="T8">Б</text:span></text:p>
      <text:p text:style-name="P6"><text:span text:style-name="T5">№ по списку: <text:s/></text:span><text:span text:style-name="T10">2</text:span><text:span text:style-name="T8">1</text:span></text:p>
      <text:p text:style-name="P5"/>
      <text:p text:style-name="P5"/>
      <text:p text:style-name="P5"/>
      <text:p text:style-name="P5"/>
      <text:p text:style-name="P1"><text:span text:style-name="T5">Москва, 201</text:span><text:span text:style-name="T6">6</text:span></text:p>
      <text:p text:style-name="Standard"><text:soft-page-break/><text:span text:style-name="T12">Цель работы</text:span><text:span text:style-name="T13">:</text:span></text:p>
      <text:list xml:id="list7523818996727236904" text:style-name="WWNum2">
        <text:list-item>
          <text:p text:style-name="P29"><text:span text:style-name="T16">Применить навыки логического и функционального программирования при решении реалистичной задачи</text:span></text:p>
        </text:list-item>
        <text:list-item>
          <text:p text:style-name="P29"><text:span text:style-name="T16">Построить и проанализировать родословное дерево своего рода на несколько поколений</text:span></text:p>
        </text:list-item>
      </text:list>
      <text:p text:style-name="P7"><text:span text:style-name="T12">Задание:</text:span></text:p>
      <text:list xml:id="list4293919089643039919" text:style-name="L1">
        <text:list-item>
          <text:p text:style-name="P9"><text:span text:style-name="T16">Создать родословное дерево своего рода на несколько поколений (3-4) назад в стандартном формате </text:span><text:span text:style-name="T15">GEDCOM</text:span><text:span text:style-name="T16">. Для этого рекомендуется использовать сервис </text:span><text:a xlink:type="simple" xlink:href="https://www.myheritage.com/site-family-tree-338955261/забарин?lang=RU" text:style-name="Internet_20_link" text:visited-style-name="Visited_20_Internet_20_Link"><text:span text:style-name="T15">myheritage</text:span></text:a><text:a xlink:type="simple" xlink:href="https://www.myheritage.com/site-family-tree-338955261/забарин?lang=RU" text:style-name="Internet_20_link" text:visited-style-name="Visited_20_Internet_20_Link"><text:span text:style-name="T16">.</text:span></text:a><text:a xlink:type="simple" xlink:href="https://www.myheritage.com/site-family-tree-338955261/забарин?lang=RU" text:style-name="Internet_20_link" text:visited-style-name="Visited_20_Internet_20_Link"><text:span text:style-name="T15">com</text:span></text:a><text:span text:style-name="T16">, зарегистрировавшись в нем и подключив к заполнению других родственников (указав их контактный </text:span><text:span text:style-name="T15">e</text:span><text:span text:style-name="T16">-</text:span><text:span text:style-name="T15">mail</text:span><text:span text:style-name="T16"> при регистрации, что приведет к автоматической рассылке приглашения на их адрес).</text:span></text:p>
        </text:list-item>
        <text:list-item>
          <text:p text:style-name="P10"><text:span text:style-name="T16">Преобразовать файл в формате </text:span><text:span text:style-name="T15">GEDCOM</text:span><text:span text:style-name="T16"> в набор утверждений на языке </text:span><text:span text:style-name="T15">Prolog</text:span><text:span text:style-name="T16">, используя предиката </text:span><text:span text:style-name="T15">parents</text:span><text:span text:style-name="T16">(потомок, отец, мать). Для преобразования </text:span><text:span text:style-name="T17">я буду использовать язык высокого уровня Python3.</text:span></text:p>
        </text:list-item>
        <text:list-item>
          <text:p text:style-name="P10"><text:span text:style-name="T17">Реализовать предикат поиска шурина.</text:span></text:p>
        </text:list-item>
      </text:list>
      <text:p text:style-name="P11"><text:span text:style-name="T12">Файл</text:span><text:span text:style-name="T13"> family_tree.ged:</text:span></text:p>
      <text:p text:style-name="P22"><text:span text:style-name="T22">0 HEAD </text:span></text:p>
      <text:p text:style-name="P22"><text:span text:style-name="T22">1 SOUR Reunion</text:span></text:p>
      <text:p text:style-name="P22"><text:span text:style-name="T22">2 VERS V8.0</text:span></text:p>
      <text:p text:style-name="P22"><text:span text:style-name="T22">2 CORP Leister Productions</text:span></text:p>
      <text:p text:style-name="P22"><text:span text:style-name="T22">1 DEST Reunion</text:span></text:p>
      <text:p text:style-name="P22"><text:span text:style-name="T22">1 DATE 11 FEB 2006</text:span></text:p>
      <text:p text:style-name="P22"><text:span text:style-name="T22">1 FILE test</text:span></text:p>
      <text:p text:style-name="P22"><text:span text:style-name="T22">1 GEDC </text:span></text:p>
      <text:p text:style-name="P22"><text:span text:style-name="T22">2 VERS 5.5</text:span></text:p>
      <text:p text:style-name="P22"><text:span text:style-name="T22">1 CHAR MACINTOSH</text:span></text:p>
      <text:p text:style-name="P22"><text:span text:style-name="T22">0 @I500001@ INDI</text:span></text:p>
      <text:p text:style-name="P22"><text:span text:style-name="T22">1 _UPD 12 MAY 2016 10:38:01 GMT -0500 </text:span></text:p>
      <text:p text:style-name="P22"><text:span text:style-name="T22">1 NAME Игорь /Забарин/</text:span></text:p>
      <text:p text:style-name="P22"><text:span text:style-name="T22">2 GIVN Игорь</text:span></text:p>
      <text:p text:style-name="P22"><text:span text:style-name="T22">2 SURN Забарин</text:span></text:p>
      <text:p text:style-name="P22"><text:span text:style-name="T22">1 SEX M</text:span></text:p>
      <text:p text:style-name="P22"><text:span text:style-name="T22">1 FAMS @F500001@</text:span></text:p>
      <text:p text:style-name="P22"><text:span text:style-name="T22">1 FAMC @F500005@</text:span></text:p>
      <text:p text:style-name="P22"><text:span text:style-name="T22">1 RIN MH:I500001</text:span></text:p>
      <text:p text:style-name="P22"><text:span text:style-name="T22">1 _UID 56E3D689B4C8CD632484AF04E76FF9FA</text:span></text:p>
      <text:p text:style-name="P22"><text:span text:style-name="T22">0 @I500002@ INDI</text:span></text:p>
      <text:p text:style-name="P22"><text:span text:style-name="T22">1 _UPD 12 MAY 2016 10:34:00 GMT -0500 </text:span></text:p>
      <text:p text:style-name="P22"><text:span text:style-name="T22">1 NAME Ирина /Рудакова/</text:span></text:p>
      <text:p text:style-name="P22"><text:span text:style-name="T22">2 GIVN Ирина</text:span></text:p>
      <text:p text:style-name="P22"><text:span text:style-name="T22">2 SURN Рудакова</text:span></text:p>
      <text:p text:style-name="P22"><text:span text:style-name="T22">1 SEX F</text:span></text:p>
      <text:p text:style-name="P22"><text:span text:style-name="T22">1 FAMS @F500001@</text:span></text:p>
      <text:p text:style-name="P22"><text:span text:style-name="T22">1 FAMC @F500002@</text:span></text:p>
      <text:p text:style-name="P22"><text:span text:style-name="T22">1 RIN MH:I500002</text:span></text:p>
      <text:p text:style-name="P22"><text:span text:style-name="T22">1 _UID 56E3D689C3666D642484AF04E76FF9FA</text:span></text:p>
      <text:p text:style-name="P22"><text:span text:style-name="T22">0 @I500003@ INDI</text:span></text:p>
      <text:p text:style-name="P22"><text:span text:style-name="T22">1 _UPD 12 MAR 2016 02:42:49 GMT -0500 </text:span></text:p>
      <text:p text:style-name="P22"><text:span text:style-name="T22">1 NAME Никита /Забарин/</text:span></text:p>
      <text:p text:style-name="P22"><text:span text:style-name="T22">2 GIVN Никита</text:span></text:p>
      <text:p text:style-name="P22"><text:span text:style-name="T22">2 SURN Забарин</text:span></text:p>
      <text:p text:style-name="P22"><text:span text:style-name="T22">1 SEX M</text:span></text:p>
      <text:p text:style-name="P22"><text:span text:style-name="T22">1 BIRT</text:span></text:p>
      <text:p text:style-name="P22"><text:span text:style-name="T22">2 DATE 1995</text:span></text:p>
      <text:p text:style-name="P22"><text:soft-page-break/><text:span text:style-name="T22">1 RESI</text:span></text:p>
      <text:p text:style-name="P22"><text:span text:style-name="T22">2 EMAIL zaberomg@@bk.ru</text:span></text:p>
      <text:p text:style-name="P22"><text:span text:style-name="T22">1 FAMC @F500001@</text:span></text:p>
      <text:p text:style-name="P22"><text:span text:style-name="T22">1 RIN MH:I500003</text:span></text:p>
      <text:p text:style-name="P22"><text:span text:style-name="T22">1 _UID 56E3D689D0B66D662484AF04E76FF9FA</text:span></text:p>
      <text:p text:style-name="P22"><text:span text:style-name="T22">0 @I500004@ INDI</text:span></text:p>
      <text:p text:style-name="P22"><text:span text:style-name="T22">1 _UPD 12 MAY 2016 10:36:36 GMT -0500 </text:span></text:p>
      <text:p text:style-name="P22"><text:span text:style-name="T22">1 NAME Галина /Кускова/</text:span></text:p>
      <text:p text:style-name="P22"><text:span text:style-name="T22">2 GIVN Галина</text:span></text:p>
      <text:p text:style-name="P22"><text:span text:style-name="T22">2 SURN Кускова</text:span></text:p>
      <text:p text:style-name="P22"><text:span text:style-name="T22">1 SEX F</text:span></text:p>
      <text:p text:style-name="P22"><text:span text:style-name="T22">1 FAMS @F500002@</text:span></text:p>
      <text:p text:style-name="P22"><text:span text:style-name="T22">1 FAMC @F500004@</text:span></text:p>
      <text:p text:style-name="P22"><text:span text:style-name="T22">1 RIN MH:I500004</text:span></text:p>
      <text:p text:style-name="P22"><text:span text:style-name="T22">1 _UID 5734A26858F3964879791D3D6CEED1DE</text:span></text:p>
      <text:p text:style-name="P22"><text:span text:style-name="T22">0 @I500005@ INDI</text:span></text:p>
      <text:p text:style-name="P22"><text:span text:style-name="T22">1 _UPD 12 MAY 2016 10:34:59 GMT -0500 </text:span></text:p>
      <text:p text:style-name="P22"><text:span text:style-name="T22">1 NAME Василий /Рудаков/</text:span></text:p>
      <text:p text:style-name="P22"><text:span text:style-name="T22">2 GIVN Василий</text:span></text:p>
      <text:p text:style-name="P22"><text:span text:style-name="T22">2 SURN Рудаков</text:span></text:p>
      <text:p text:style-name="P22"><text:span text:style-name="T22">1 SEX M</text:span></text:p>
      <text:p text:style-name="P22"><text:span text:style-name="T22">1 FAMS @F500002@</text:span></text:p>
      <text:p text:style-name="P22"><text:span text:style-name="T22">1 FAMC @F500003@</text:span></text:p>
      <text:p text:style-name="P22"><text:span text:style-name="T22">1 RIN MH:I500005</text:span></text:p>
      <text:p text:style-name="P22"><text:span text:style-name="T22">1 _UID 5734A282E94EBCAC1207A88D3E0B2F09</text:span></text:p>
      <text:p text:style-name="P22"><text:span text:style-name="T22">0 @I500006@ INDI</text:span></text:p>
      <text:p text:style-name="P22"><text:span text:style-name="T22">1 _UPD 12 MAY 2016 10:34:59 GMT -0500 </text:span></text:p>
      <text:p text:style-name="P22"><text:span text:style-name="T22">1 NAME Петр /Рудаков/</text:span></text:p>
      <text:p text:style-name="P22"><text:span text:style-name="T22">2 GIVN Петр</text:span></text:p>
      <text:p text:style-name="P22"><text:span text:style-name="T22">2 SURN Рудаков</text:span></text:p>
      <text:p text:style-name="P22"><text:span text:style-name="T22">1 SEX M</text:span></text:p>
      <text:p text:style-name="P22"><text:span text:style-name="T22">1 FAMS @F500003@</text:span></text:p>
      <text:p text:style-name="P22"><text:span text:style-name="T22">1 RIN MH:I500006</text:span></text:p>
      <text:p text:style-name="P22"><text:span text:style-name="T22">1 _UID 5734A2A31400ED541F6105FDAF634D2F</text:span></text:p>
      <text:p text:style-name="P22"><text:span text:style-name="T22">0 @I500007@ INDI</text:span></text:p>
      <text:p text:style-name="P22"><text:span text:style-name="T22">1 _UPD 12 MAY 2016 10:36:06 GMT -0500 </text:span></text:p>
      <text:p text:style-name="P22"><text:span text:style-name="T22">1 NAME Наталья /Захарова/</text:span></text:p>
      <text:p text:style-name="P22"><text:span text:style-name="T22">2 GIVN Наталья</text:span></text:p>
      <text:p text:style-name="P22"><text:span text:style-name="T22">2 SURN Захарова</text:span></text:p>
      <text:p text:style-name="P22"><text:span text:style-name="T22">1 SEX F</text:span></text:p>
      <text:p text:style-name="P22"><text:span text:style-name="T22">1 FAMS @F500003@</text:span></text:p>
      <text:p text:style-name="P22"><text:span text:style-name="T22">1 RIN MH:I500007</text:span></text:p>
      <text:p text:style-name="P22"><text:span text:style-name="T22">1 _UID 5734A2E66D4BD519CC0772A1CD69DCD5</text:span></text:p>
      <text:p text:style-name="P22"><text:span text:style-name="T22">0 @I500008@ INDI</text:span></text:p>
      <text:p text:style-name="P22"><text:span text:style-name="T22">1 _UPD 12 MAY 2016 10:36:36 GMT -0500 </text:span></text:p>
      <text:p text:style-name="P22"><text:span text:style-name="T22">1 NAME Алексей /Кусков/</text:span></text:p>
      <text:p text:style-name="P22"><text:span text:style-name="T22">2 GIVN Алексей</text:span></text:p>
      <text:p text:style-name="P22"><text:span text:style-name="T22">2 SURN Кусков</text:span></text:p>
      <text:p text:style-name="P22"><text:span text:style-name="T22">1 SEX M</text:span></text:p>
      <text:p text:style-name="P22"><text:span text:style-name="T22">1 FAMS @F500004@</text:span></text:p>
      <text:p text:style-name="P22"><text:span text:style-name="T22">1 RIN MH:I500008</text:span></text:p>
      <text:p text:style-name="P22"><text:span text:style-name="T22">1 _UID 5734A30462350111EE98F88E0206491F</text:span></text:p>
      <text:p text:style-name="P22"><text:span text:style-name="T22">0 @I500009@ INDI</text:span></text:p>
      <text:p text:style-name="P22"><text:span text:style-name="T22">1 _UPD 12 MAY 2016 10:37:02 GMT -0500 </text:span></text:p>
      <text:p text:style-name="P22"><text:span text:style-name="T22">1 NAME Клавдия /Похлебкина/</text:span></text:p>
      <text:p text:style-name="P22"><text:span text:style-name="T22">2 GIVN Клавдия</text:span></text:p>
      <text:p text:style-name="P22"><text:span text:style-name="T22">2 SURN Похлебкина</text:span></text:p>
      <text:p text:style-name="P22"><text:span text:style-name="T22">1 SEX F</text:span></text:p>
      <text:p text:style-name="P22"><text:span text:style-name="T22">1 FAMS @F500004@</text:span></text:p>
      <text:p text:style-name="P22"><text:span text:style-name="T22">1 RIN MH:I500009</text:span></text:p>
      <text:p text:style-name="P22"><text:span text:style-name="T22">1 _UID 5734A31E0157BD5D8FCD2C4BDA13A52C</text:span></text:p>
      <text:p text:style-name="P22"><text:span text:style-name="T22">0 @I500010@ INDI</text:span></text:p>
      <text:p text:style-name="P22"><text:span text:style-name="T22">1 _UPD 12 MAY 2016 10:38:02 GMT -0500 </text:span></text:p>
      <text:p text:style-name="P22"><text:span text:style-name="T22">1 NAME Николай /Забарин/</text:span></text:p>
      <text:p text:style-name="P22"><text:span text:style-name="T22">2 GIVN Николай</text:span></text:p>
      <text:p text:style-name="P22"><text:span text:style-name="T22">2 SURN Забарин</text:span></text:p>
      <text:p text:style-name="P22"><text:span text:style-name="T22">1 SEX M</text:span></text:p>
      <text:p text:style-name="P22"><text:span text:style-name="T22">1 FAMS @F500005@</text:span></text:p>
      <text:p text:style-name="P22"><text:span text:style-name="T22">1 RIN MH:I500010</text:span></text:p>
      <text:p text:style-name="P22"><text:span text:style-name="T22">1 _UID 5734A359DB9CD7C06A6A9EF758B9DEE1</text:span></text:p>
      <text:p text:style-name="P22"><text:span text:style-name="T22">0 @I500011@ INDI</text:span></text:p>
      <text:p text:style-name="P22"><text:span text:style-name="T22">1 _UPD 12 MAY 2016 10:38:43 GMT -0500 </text:span></text:p>
      <text:p text:style-name="P22"><text:span text:style-name="T22">1 NAME Маргарита //</text:span></text:p>
      <text:p text:style-name="P22"><text:span text:style-name="T22">2 GIVN Маргарита</text:span></text:p>
      <text:p text:style-name="P22"><text:span text:style-name="T22">1 SEX F</text:span></text:p>
      <text:p text:style-name="P22"><text:span text:style-name="T22">1 FAMS @F500005@</text:span></text:p>
      <text:p text:style-name="P22"><text:span text:style-name="T22">1 RIN MH:I500011</text:span></text:p>
      <text:p text:style-name="P22"><text:span text:style-name="T22">1 _UID 5734A38325408F6A91771BA3CABB06D7</text:span></text:p>
      <text:p text:style-name="P22"><text:soft-page-break/><text:span text:style-name="T22">0 @I500012@ INDI</text:span></text:p>
      <text:p text:style-name="P22"><text:span text:style-name="T22">1 _UPD 12 MAY 2016 10:39:29 GMT -0500 </text:span></text:p>
      <text:p text:style-name="P22"><text:span text:style-name="T22">1 NAME Наталья /Забарина/</text:span></text:p>
      <text:p text:style-name="P22"><text:span text:style-name="T22">2 GIVN Наталья</text:span></text:p>
      <text:p text:style-name="P22"><text:span text:style-name="T22">2 SURN Забарина</text:span></text:p>
      <text:p text:style-name="P22"><text:span text:style-name="T22">1 SEX F</text:span></text:p>
      <text:p text:style-name="P22"><text:span text:style-name="T22">1 FAMS @F500006@</text:span></text:p>
      <text:p text:style-name="P22"><text:span text:style-name="T22">1 FAMC @F500005@</text:span></text:p>
      <text:p text:style-name="P22"><text:span text:style-name="T22">1 RIN MH:I500012</text:span></text:p>
      <text:p text:style-name="P22"><text:span text:style-name="T22">1 _UID 5734A3B1A091747668E774065EDBE03E</text:span></text:p>
      <text:p text:style-name="P22"><text:span text:style-name="T22">0 @I500013@ INDI</text:span></text:p>
      <text:p text:style-name="P22"><text:span text:style-name="T22">1 _UPD 12 MAY 2016 10:40:11 GMT -0500 </text:span></text:p>
      <text:p text:style-name="P22"><text:span text:style-name="T22">1 NAME Светлана /Забарина/</text:span></text:p>
      <text:p text:style-name="P22"><text:span text:style-name="T22">2 GIVN Светлана</text:span></text:p>
      <text:p text:style-name="P22"><text:span text:style-name="T22">2 SURN Забарина</text:span></text:p>
      <text:p text:style-name="P22"><text:span text:style-name="T22">1 SEX F</text:span></text:p>
      <text:p text:style-name="P22"><text:span text:style-name="T22">1 FAMC @F500001@</text:span></text:p>
      <text:p text:style-name="P22"><text:span text:style-name="T22">1 RIN MH:I500013</text:span></text:p>
      <text:p text:style-name="P22"><text:span text:style-name="T22">1 _UID 5734A3DB0D6A25A386A67DE57DDEA467</text:span></text:p>
      <text:p text:style-name="P22"><text:span text:style-name="T22">0 @I500014@ INDI</text:span></text:p>
      <text:p text:style-name="P22"><text:span text:style-name="T22">1 _UPD 12 MAY 2016 10:40:32 GMT -0500 </text:span></text:p>
      <text:p text:style-name="P22"><text:span text:style-name="T22">1 NAME Семен /Забарин/</text:span></text:p>
      <text:p text:style-name="P22"><text:span text:style-name="T22">2 GIVN Семен</text:span></text:p>
      <text:p text:style-name="P22"><text:span text:style-name="T22">2 SURN Забарин</text:span></text:p>
      <text:p text:style-name="P22"><text:span text:style-name="T22">1 SEX M</text:span></text:p>
      <text:p text:style-name="P22"><text:span text:style-name="T22">1 FAMC @F500001@</text:span></text:p>
      <text:p text:style-name="P22"><text:span text:style-name="T22">1 RIN MH:I500014</text:span></text:p>
      <text:p text:style-name="P22"><text:span text:style-name="T22">1 _UID 5734A3F078E120BADABB8E477C94342C</text:span></text:p>
      <text:p text:style-name="P22"><text:span text:style-name="T22">0 @I500015@ INDI</text:span></text:p>
      <text:p text:style-name="P22"><text:span text:style-name="T22">1 _UPD 12 MAY 2016 10:41:22 GMT -0500 </text:span></text:p>
      <text:p text:style-name="P22"><text:span text:style-name="T22">1 NAME Роман /Опенько/</text:span></text:p>
      <text:p text:style-name="P22"><text:span text:style-name="T22">2 GIVN Роман</text:span></text:p>
      <text:p text:style-name="P22"><text:span text:style-name="T22">2 SURN Опенько</text:span></text:p>
      <text:p text:style-name="P22"><text:span text:style-name="T22">1 SEX M</text:span></text:p>
      <text:p text:style-name="P22"><text:span text:style-name="T22">1 FAMS @F500006@</text:span></text:p>
      <text:p text:style-name="P22"><text:span text:style-name="T22">1 RIN MH:I500015</text:span></text:p>
      <text:p text:style-name="P22"><text:span text:style-name="T22">1 _UID 5734A421E759AE87598906588379BE3A</text:span></text:p>
      <text:p text:style-name="P22"><text:span text:style-name="T22">0 @I500016@ INDI</text:span></text:p>
      <text:p text:style-name="P22"><text:span text:style-name="T22">1 _UPD 12 MAY 2016 10:41:36 GMT -0500 </text:span></text:p>
      <text:p text:style-name="P22"><text:span text:style-name="T22">1 NAME Виктория /Опенько/</text:span></text:p>
      <text:p text:style-name="P22"><text:span text:style-name="T22">2 GIVN Виктория</text:span></text:p>
      <text:p text:style-name="P22"><text:span text:style-name="T22">2 SURN Опенько</text:span></text:p>
      <text:p text:style-name="P22"><text:span text:style-name="T22">1 SEX F</text:span></text:p>
      <text:p text:style-name="P22"><text:span text:style-name="T22">1 FAMC @F500006@</text:span></text:p>
      <text:p text:style-name="P22"><text:span text:style-name="T22">1 RIN MH:I500016</text:span></text:p>
      <text:p text:style-name="P22"><text:span text:style-name="T22">1 _UID 5734A42FE8E90DCDF6B80699096FA805</text:span></text:p>
      <text:p text:style-name="P22"><text:span text:style-name="T22">0 @F500001@ FAM</text:span></text:p>
      <text:p text:style-name="P22"><text:span text:style-name="T22">1 _UPD 12 MAR 2016 02:42:49 GMT -0500</text:span></text:p>
      <text:p text:style-name="P22"><text:span text:style-name="T22">1 HUSB @I500001@</text:span></text:p>
      <text:p text:style-name="P22"><text:span text:style-name="T22">1 WIFE @I500002@</text:span></text:p>
      <text:p text:style-name="P22"><text:span text:style-name="T22">1 CHIL @I500003@</text:span></text:p>
      <text:p text:style-name="P22"><text:span text:style-name="T22">1 CHIL @I500013@</text:span></text:p>
      <text:p text:style-name="P22"><text:span text:style-name="T22">1 CHIL @I500014@</text:span></text:p>
      <text:p text:style-name="P22"><text:span text:style-name="T22">1 RIN MH:F500001</text:span></text:p>
      <text:p text:style-name="P22"><text:span text:style-name="T22">1 _UID 56E3D689CCDC2D652484AF04E76FF9FA</text:span></text:p>
      <text:p text:style-name="P22"><text:span text:style-name="T22">0 @F500002@ FAM</text:span></text:p>
      <text:p text:style-name="P22"><text:span text:style-name="T22">1 _UPD 12 MAY 2016 10:34:27 GMT -0500</text:span></text:p>
      <text:p text:style-name="P22"><text:span text:style-name="T22">1 HUSB @I500005@</text:span></text:p>
      <text:p text:style-name="P22"><text:span text:style-name="T22">1 WIFE @I500004@</text:span></text:p>
      <text:p text:style-name="P22"><text:span text:style-name="T22">1 CHIL @I500002@</text:span></text:p>
      <text:p text:style-name="P22"><text:span text:style-name="T22">1 RIN MH:F500002</text:span></text:p>
      <text:p text:style-name="P22"><text:span text:style-name="T22">1 _UID 5734A2687192A64979791D3D6CEED1DE</text:span></text:p>
      <text:p text:style-name="P22"><text:span text:style-name="T22">0 @F500003@ FAM</text:span></text:p>
      <text:p text:style-name="P22"><text:span text:style-name="T22">1 _UPD 12 MAY 2016 10:36:06 GMT -0500</text:span></text:p>
      <text:p text:style-name="P22"><text:span text:style-name="T22">1 HUSB @I500006@</text:span></text:p>
      <text:p text:style-name="P22"><text:span text:style-name="T22">1 WIFE @I500007@</text:span></text:p>
      <text:p text:style-name="P22"><text:span text:style-name="T22">1 CHIL @I500005@</text:span></text:p>
      <text:p text:style-name="P22"><text:span text:style-name="T22">1 RIN MH:F500003</text:span></text:p>
      <text:p text:style-name="P22"><text:span text:style-name="T22">1 _UID 5734A2A3242A6D551F6105FDAF634D2F</text:span></text:p>
      <text:p text:style-name="P22"><text:span text:style-name="T22">0 @F500004@ FAM</text:span></text:p>
      <text:p text:style-name="P22"><text:span text:style-name="T22">1 _UPD 12 MAY 2016 10:37:02 GMT -0500</text:span></text:p>
      <text:p text:style-name="P22"><text:span text:style-name="T22">1 HUSB @I500008@</text:span></text:p>
      <text:p text:style-name="P22"><text:span text:style-name="T22">1 WIFE @I500009@</text:span></text:p>
      <text:p text:style-name="P22"><text:span text:style-name="T22">1 CHIL @I500004@</text:span></text:p>
      <text:p text:style-name="P22"><text:span text:style-name="T22">1 RIN MH:F500004</text:span></text:p>
      <text:p text:style-name="P22"><text:span text:style-name="T22">1 _UID 5734A3046CBEF112EE98F88E0206491F</text:span></text:p>
      <text:p text:style-name="P22"><text:span text:style-name="T22">0 @F500005@ FAM</text:span></text:p>
      <text:p text:style-name="P22"><text:span text:style-name="T22">1 _UPD 12 MAY 2016 10:38:43 GMT -0500</text:span></text:p>
      <text:p text:style-name="P22"><text:soft-page-break/><text:span text:style-name="T22">1 HUSB @I500010@</text:span></text:p>
      <text:p text:style-name="P22"><text:span text:style-name="T22">1 WIFE @I500011@</text:span></text:p>
      <text:p text:style-name="P22"><text:span text:style-name="T22">1 CHIL @I500001@</text:span></text:p>
      <text:p text:style-name="P22"><text:span text:style-name="T22">1 CHIL @I500012@</text:span></text:p>
      <text:p text:style-name="P22"><text:span text:style-name="T22">1 RIN MH:F500005</text:span></text:p>
      <text:p text:style-name="P22"><text:span text:style-name="T22">1 _UID 5734A359EAB1C7C16A6A9EF758B9DEE1</text:span></text:p>
      <text:p text:style-name="P22"><text:span text:style-name="T22">0 @F500006@ FAM</text:span></text:p>
      <text:p text:style-name="P22"><text:span text:style-name="T22">1 _UPD 12 MAY 2016 10:41:21 GMT -0500</text:span></text:p>
      <text:p text:style-name="P22"><text:span text:style-name="T22">1 HUSB @I500015@</text:span></text:p>
      <text:p text:style-name="P22"><text:span text:style-name="T22">1 WIFE @I500012@</text:span></text:p>
      <text:p text:style-name="P22"><text:span text:style-name="T22">1 CHIL @I500016@</text:span></text:p>
      <text:p text:style-name="P22"><text:span text:style-name="T22">1 RIN MH:F500006</text:span></text:p>
      <text:p text:style-name="P22"><text:span text:style-name="T22">1 _UID 5734A421F36A8E88598906588379BE3A</text:span></text:p>
      <text:p text:style-name="P22"><text:span text:style-name="T22">1 MARR</text:span></text:p>
      <text:p text:style-name="P24"><text:span text:style-name="T23">0 TRLR</text:span></text:p>
      <text:p text:style-name="P12"><text:span text:style-name="T12"/></text:p>
      <text:p text:style-name="P12"><text:span text:style-name="T12">Файл</text:span><text:span text:style-name="T13"> </text:span><text:span text:style-name="T14">convert.py</text:span><text:span text:style-name="T13">:</text:span></text:p>
      <text:p text:style-name="P22"><text:span text:style-name="T22">from gedcom import Gedcom</text:span></text:p>
      <text:p text:style-name="P22"><text:span text:style-name="T22"/></text:p>
      <text:p text:style-name="P22"><text:span text:style-name="T22">def readgedcom(path):</text:span></text:p>
      <text:p text:style-name="P22"><text:span text:style-name="T22"><text:s text:c="4"/>root = Gedcom(path)</text:span></text:p>
      <text:p text:style-name="P22"><text:span text:style-name="T22"><text:s text:c="4"/>people = {}</text:span></text:p>
      <text:p text:style-name="P22"><text:span text:style-name="T22"><text:s text:c="4"/>families = []</text:span></text:p>
      <text:p text:style-name="P22"><text:span text:style-name="T22"><text:s text:c="4"/>d = root.element_dict()</text:span></text:p>
      <text:p text:style-name="P22"><text:span text:style-name="T22"><text:s text:c="4"/>for i in d:</text:span></text:p>
      <text:p text:style-name="P22"><text:span text:style-name="T22"><text:s text:c="8"/>elem = d[i]</text:span></text:p>
      <text:p text:style-name="P22"><text:span text:style-name="T22"><text:s text:c="8"/>id = i</text:span></text:p>
      <text:p text:style-name="P22"><text:span text:style-name="T22"><text:s text:c="8"/>if elem.is_individual():</text:span></text:p>
      <text:p text:style-name="P22"><text:span text:style-name="T22"><text:s text:c="12"/>name = ''</text:span></text:p>
      <text:p text:style-name="P22"><text:span text:style-name="T22"><text:s text:c="12"/>for i in elem.children():</text:span></text:p>
      <text:p text:style-name="P22"><text:span text:style-name="T22"><text:s text:c="16"/>if i.tag() == 'NAME':</text:span></text:p>
      <text:p text:style-name="P22"><text:span text:style-name="T22"><text:s text:c="20"/>name = i.value().replace('/', '')</text:span></text:p>
      <text:p text:style-name="P22"><text:span text:style-name="T22"><text:s text:c="12"/>people[id] = name</text:span></text:p>
      <text:p text:style-name="P22"><text:span text:style-name="T22"><text:s text:c="8"/>else:</text:span></text:p>
      <text:p text:style-name="P22"><text:span text:style-name="T22"><text:s text:c="12"/>fam = [[], 0, 0]</text:span></text:p>
      <text:p text:style-name="P22"><text:span text:style-name="T22"><text:s text:c="12"/>for i in elem.children():</text:span></text:p>
      <text:p text:style-name="P22"><text:span text:style-name="T22"><text:s text:c="16"/>if i.tag() == 'CHIL':</text:span></text:p>
      <text:p text:style-name="P22"><text:span text:style-name="T22"><text:s text:c="20"/>fam[0].append(i.value())</text:span></text:p>
      <text:p text:style-name="P22"><text:span text:style-name="T22"><text:s text:c="16"/>if i.tag() == 'HUSB':</text:span></text:p>
      <text:p text:style-name="P22"><text:span text:style-name="T22"><text:s text:c="20"/>fam[1] = i.value()</text:span></text:p>
      <text:p text:style-name="P22"><text:span text:style-name="T22"><text:s text:c="16"/>if i.tag() == 'WIFE':</text:span></text:p>
      <text:p text:style-name="P22"><text:span text:style-name="T22"><text:s text:c="20"/>fam[2] = i.value()</text:span></text:p>
      <text:p text:style-name="P22"><text:span text:style-name="T22"><text:s text:c="12"/>families.append(fam)</text:span></text:p>
      <text:p text:style-name="P22"><text:span text:style-name="T22"><text:s text:c="4"/>return (people, families)</text:span></text:p>
      <text:p text:style-name="P22"><text:span text:style-name="T22"/></text:p>
      <text:p text:style-name="P22"><text:span text:style-name="T22">people, families = readgedcom('tree1.ged')</text:span></text:p>
      <text:p text:style-name="P22"><text:span text:style-name="T22">for i in families: <text:s text:c="6"/></text:span></text:p>
      <text:p text:style-name="P22"><text:span text:style-name="T22"><text:s text:c="4"/>for child in i[0]:</text:span></text:p>
      <text:p text:style-name="P22"><text:span text:style-name="T22"><text:s text:c="8"/>print('parents("{}", "{}", "{}").'.format(people[child], people[i[1]], people[i[2]]))</text:span></text:p>
      <text:p text:style-name="P22"><text:span text:style-name="T22"/></text:p>
      <text:p text:style-name="P22"><text:span text:style-name="T22">print()</text:span></text:p>
      <text:p text:style-name="P22"><text:span text:style-name="T22">print('shurin(X, Ans):-')</text:span></text:p>
      <text:p text:style-name="P22"><text:span text:style-name="T22">print('\tparents(_, X, Wife), % X has a Wife')</text:span></text:p>
      <text:p text:style-name="P22"><text:span text:style-name="T22">print('\tparents(Wife, A, B), % Wife has a parents')</text:span></text:p>
      <text:p text:style-name="P22"><text:span text:style-name="T22">print('\tparents(Ans, A, B), <text:s/>% Wife\'s parents have a son or dauther - Ans')</text:span></text:p>
      <text:p text:style-name="P22"><text:span text:style-name="T22">print('\tparents(_, Ans, _). <text:s/>% Ans is a man')</text:span></text:p>
      <text:p text:style-name="P22"><text:span text:style-name="T22"/></text:p>
      <text:p text:style-name="P22"><text:span text:style-name="T22">print()</text:span></text:p>
      <text:p text:style-name="P22"><text:span text:style-name="T22">print('shurin("Роман Опенько", Ans).')</text:span></text:p>
      <text:p text:style-name="P21"><text:span text:style-name="T18"/></text:p>
      <text:p text:style-name="P12"><text:span text:style-name="T12">Файл</text:span><text:span text:style-name="T13"> var_1_2.prolog:</text:span></text:p>
      <text:p text:style-name="P27"><text:span text:style-name="T26">parents("Ирина Рудакова", "Василий Рудаков", "Галина Кускова").</text:span></text:p>
      <text:p text:style-name="P26"><text:span text:style-name="T25">parents("Виктория Опенько", "Роман Опенько", "Наталья Забарина").</text:span></text:p>
      <text:p text:style-name="P26"><text:span text:style-name="T25">parents("Никита Забарин", "Игорь Забарин", "Ирина Рудакова").</text:span></text:p>
      <text:p text:style-name="P26"><text:span text:style-name="T25">parents("Светлана Забарина", "Игорь Забарин", "Ирина Рудакова").</text:span></text:p>
      <text:p text:style-name="P26"><text:span text:style-name="T25">parents("Семен Забарин", "Игорь Забарин", "Ирина Рудакова").</text:span></text:p>
      <text:p text:style-name="P26"><text:span text:style-name="T25">parents("Игорь Забарин", "Николай Забарин", "Маргарита ").</text:span></text:p>
      <text:p text:style-name="P26"><text:span text:style-name="T25">parents("Наталья Забарина", "Николай Забарин", "Маргарита ").</text:span></text:p>
      <text:p text:style-name="P26"><text:span text:style-name="T25">parents("Василий Рудаков", "Петр Рудаков", "Наталья Захарова").</text:span></text:p>
      <text:p text:style-name="P26"><text:span text:style-name="T25">parents("Галина Кускова", "Алексей Кусков", "Клавдия Похлебкина").</text:span></text:p>
      <text:p text:style-name="P26"><text:span text:style-name="T25"/></text:p>
      <text:p text:style-name="P26"><text:span text:style-name="T25">shurin(X, Ans):-</text:span></text:p>
      <text:p text:style-name="P26"><text:span text:style-name="T25"><text:tab/>parents(_, X, Wife), % X has a Wife</text:span></text:p>
      <text:p text:style-name="P26"><text:span text:style-name="T25"><text:tab/>parents(Wife, A, B), % Wife has a parents</text:span></text:p>
      <text:p text:style-name="P26"><text:span text:style-name="T25"><text:tab/>parents(Ans, A, B), <text:s/>% Wife's parents have a son or dauther - Ans</text:span></text:p>
      <text:p text:style-name="P26"><text:span text:style-name="T25"><text:tab/>parents(_, Ans, _). <text:s/>% Ans is a man</text:span></text:p>
      <text:p text:style-name="P26"><text:soft-page-break/><text:span text:style-name="T25"/></text:p>
      <text:p text:style-name="P26"><text:span text:style-name="T25">shurin("Роман Опенько", Ans).</text:span></text:p>
      <text:p text:style-name="P26"><text:span text:style-name="T25"/></text:p>
      <text:p text:style-name="P12"><text:span text:style-name="T12">Тестирование</text:span><text:span text:style-name="T13">:</text:span></text:p>
      <text:p text:style-name="P25"><text:span text:style-name="T24">swipl q.pl</text:span></text:p>
      <text:p text:style-name="P23"><text:span text:style-name="T22">Warning: /home/zaber/MAI/MAI/LP/kp/q.pl:17:</text:span></text:p>
      <text:p text:style-name="P23"><text:span text:style-name="T22"><text:tab/>Singleton variables: [Ans]</text:span></text:p>
      <text:p text:style-name="P23"><text:span text:style-name="T22">Welcome to SWI-Prolog (Multi-threaded, 64 bits, Version 7.2.3)</text:span></text:p>
      <text:p text:style-name="P23"><text:span text:style-name="T22">Copyright (c) 1990-2015 University of Amsterdam, VU Amsterdam</text:span></text:p>
      <text:p text:style-name="P23"><text:span text:style-name="T22">SWI-Prolog comes with ABSOLUTELY NO WARRANTY. This is free software,</text:span></text:p>
      <text:p text:style-name="P23"><text:span text:style-name="T22">and you are welcome to redistribute it under certain conditions.</text:span></text:p>
      <text:p text:style-name="P23"><text:span text:style-name="T22">Please visit http://www.swi-prolog.org for details.</text:span></text:p>
      <text:p text:style-name="P23"><text:span text:style-name="T22"/></text:p>
      <text:p text:style-name="P23"><text:span text:style-name="T22">For help, use ?- help(Topic). or ?- apropos(Word).</text:span></text:p>
      <text:p text:style-name="P23"><text:span text:style-name="T22"/></text:p>
      <text:p text:style-name="P23"><text:span text:style-name="T22">?- shurin("Роман Опенько", Ans).</text:span></text:p>
      <text:p text:style-name="P23"><text:span text:style-name="T22">Ans = "Игорь Забарин" .</text:span></text:p>
      <text:p text:style-name="P15"/>
      <text:p text:style-name="P16"/>
      <text:p text:style-name="P19"><text:span text:style-name="T12">Выводы:</text:span></text:p>
      <text:p text:style-name="P20"><text:span text:style-name="T16">Язык программирования Пролог –</text:span><text:span text:style-name="T15"> </text:span><text:span text:style-name="T16">мощный инструмент для решения логических задач. Он предлагает совершенно иные возможности для написания программ, нежели популярные императивные и функциональные языки программирования. Также язык программирования Пролог довольно прост для освоения через процесс решения подобных несложных задач.</text:span></text:p>
      <text:p text:style-name="P20"><text:span text:style-name="T16">Решение данной задачи не просто коротко и красиво, оно обладает неплохой эффективностью. Декларативный язык Пролог предлагает хорошую альтернативу императивным языкам, на нём достаточно легко и быстро можно решить значительно более сложные задачи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Barkovskiy</meta:initial-creator>
    <meta:editing-cycles>81</meta:editing-cycles>
    <meta:creation-date>2014-12-12T20:19:00</meta:creation-date>
    <dc:date>2016-05-22T15:42:55.356251145</dc:date>
    <meta:editing-duration>PT1H9M16S</meta:editing-duration>
    <meta:generator>LibreOffice/5.1.2.2$Linux_X86_64 LibreOffice_project/10m0$Build-2</meta:generator>
    <meta:document-statistic meta:table-count="0" meta:image-count="0" meta:object-count="0" meta:page-count="6" meta:paragraph-count="296" meta:word-count="1256" meta:character-count="8305" meta:non-whitespace-character-count="7027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